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styles.xml" manifest:media-type="text/xml"/>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0fb165" officeooo:paragraph-rsid="0047ab74"/>
    </style:style>
    <style:style style:name="P23" style:family="paragraph" style:parent-style-name="Standard">
      <style:text-properties officeooo:rsid="0011fee0" officeooo:paragraph-rsid="0047ab74"/>
    </style:style>
    <style:style style:name="P24" style:family="paragraph" style:parent-style-name="Standard">
      <style:text-properties officeooo:rsid="004b2580" officeooo:paragraph-rsid="004b2580"/>
    </style:style>
    <style:style style:name="P25" style:family="paragraph" style:parent-style-name="Standard">
      <style:text-properties officeooo:rsid="004eab3b" officeooo:paragraph-rsid="004eab3b"/>
    </style:style>
    <style:style style:name="P26" style:family="paragraph" style:parent-style-name="Standard">
      <style:text-properties officeooo:rsid="00544f61" officeooo:paragraph-rsid="00544f61"/>
    </style:style>
    <style:style style:name="P27" style:family="paragraph" style:parent-style-name="Standard">
      <style:text-properties officeooo:rsid="0055e070" officeooo:paragraph-rsid="0055e070"/>
    </style:style>
    <style:style style:name="P28" style:family="paragraph" style:parent-style-name="Standard">
      <style:text-properties officeooo:rsid="00596001" officeooo:paragraph-rsid="00596001"/>
    </style:style>
    <style:style style:name="P29" style:family="paragraph" style:parent-style-name="Standard">
      <style:text-properties officeooo:rsid="005b448c" officeooo:paragraph-rsid="005b448c"/>
    </style:style>
    <style:style style:name="P30" style:family="paragraph" style:parent-style-name="Standard">
      <style:text-properties officeooo:rsid="005c1f00" officeooo:paragraph-rsid="005c1f00"/>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Subtitle">
      <style:text-properties officeooo:rsid="007d79cf" officeooo:paragraph-rsid="007d79cf"/>
    </style:style>
    <style:style style:name="P42" style:family="paragraph" style:parent-style-name="Title">
      <style:text-properties officeooo:rsid="007553f7" officeooo:paragraph-rsid="007553f7"/>
    </style:style>
    <style:style style:name="P43" style:family="paragraph" style:parent-style-name="Standard">
      <style:text-properties officeooo:rsid="008259f4" officeooo:paragraph-rsid="008259f4"/>
    </style:style>
    <style:style style:name="P44" style:family="paragraph" style:parent-style-name="Standard">
      <style:text-properties officeooo:rsid="006c73f5" officeooo:paragraph-rsid="006c73f5"/>
    </style:style>
    <style:style style:name="P45" style:family="paragraph" style:parent-style-name="Standard">
      <style:text-properties officeooo:rsid="0087c1d1" officeooo:paragraph-rsid="0087c1d1"/>
    </style:style>
    <style:style style:name="P46" style:family="paragraph" style:parent-style-name="Standard">
      <style:text-properties officeooo:rsid="0087c1d1" officeooo:paragraph-rsid="0087c1d1"/>
    </style:style>
    <style:style style:name="P47" style:family="paragraph" style:parent-style-name="Standard">
      <style:text-properties officeooo:rsid="00884867" officeooo:paragraph-rsid="00884867"/>
    </style:style>
    <style:style style:name="P48" style:family="paragraph" style:parent-style-name="Standard">
      <style:text-properties officeooo:rsid="001577c7" officeooo:paragraph-rsid="00884867"/>
    </style:style>
    <style:style style:name="P49" style:family="paragraph" style:parent-style-name="Standard">
      <style:text-properties officeooo:rsid="00889c2f" officeooo:paragraph-rsid="00889c2f"/>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EM Gravity theory extended to include “chemistry” force and to be qasi single equation</text:p>
      <text:p text:style-name="P41">Yid edition</text:p>
      <text:p text:style-name="P1"/>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3.085cm" svg:height="1.184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3">A<text:span text:style-name="T15">any </text:span><text:span text:style-name="T16">is inter loka dimension gradient inclusive and exclusive of “normal” dimensions.</text:span></text:p>
      <text:p text:style-name="P43"><draw:frame draw:style-name="fr1"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3"><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he multiplication types inside the Z2 are not exactly specified and might depend on component, 4 space 1 time dimension sets:</text:p>
      <text:p text:style-name="P3"><draw:frame draw:style-name="fr1"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3"><draw:frame draw:style-name="fr1"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3"><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3"><draw:frame draw:style-name="fr1" draw:name="Object7" text:anchor-type="as-char" svg:y="-0.619cm" svg:width="2.187cm" svg:height="0.998cm" draw:z-index="6"><draw:object xlink:href="./Object 7" xlink:type="simple" xlink:show="embed" xlink:actuate="onLoad"/><draw:image xlink:href="./ObjectReplacements/Object 7" xlink:type="simple" xlink:show="embed" xlink:actuate="onLoad"/></draw:frame></text:p>
      <text:p text:style-name="P3"><draw:frame draw:style-name="fr1" draw:name="Object15" text:anchor-type="as-char" svg:y="-0.377cm" svg:width="4.643cm" svg:height="0.533cm" draw:z-index="30"><draw:object xlink:href="./Object 15" xlink:type="simple" xlink:show="embed" xlink:actuate="onLoad"/><draw:image xlink:href="./ObjectReplacements/Object 15" xlink:type="simple" xlink:show="embed" xlink:actuate="onLoad"/></draw:frame></text:p>
      <text:p text:style-name="P3"><text:soft-page-break/><draw:frame draw:style-name="fr1" draw:name="Object16" text:anchor-type="as-char" svg:y="-0.437cm" svg:width="4.129cm" svg:height="0.593cm" draw:z-index="31"><draw:object xlink:href="./Object 16" xlink:type="simple" xlink:show="embed" xlink:actuate="onLoad"/><draw:image xlink:href="./ObjectReplacements/Object 16" xlink:type="simple" xlink:show="embed" xlink:actuate="onLoad"/></draw:frame></text:p>
      <text:p text:style-name="P30">v_e and v_f mathc with v_1 and v_2 in the formula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Further, there are 24 permutation planets for a,b,c,d into 1,2,3,4.</text:p>
      <text:p text:style-name="P11">The reason there are 12 castes and not 6 is because of two-sidedness.</text:p>
      <text:p text:style-name="P4">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ext:soft-page-break/>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9">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19">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ext:soft-page-break/>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2">11 enligntened philosophies:</text:p>
      <text:p text:style-name="P22"/>
      <text:p text:style-name="P22">Dualism</text:p>
      <text:p text:style-name="P22">Monism – mind</text:p>
      <text:p text:style-name="P22">Monism – matter</text:p>
      <text:p text:style-name="P22">Manicheanism</text:p>
      <text:p text:style-name="P22"/>
      <text:p text:style-name="P22">Monism – God only</text:p>
      <text:p text:style-name="P22">Monism – Universe includes God</text:p>
      <text:p text:style-name="P22">Dualism – God and Universe</text:p>
      <text:p text:style-name="P22"/>
      <text:p text:style-name="P22">Kantism</text:p>
      <text:p text:style-name="P22">Utilitarianism</text:p>
      <text:p text:style-name="P22">Socialism</text:p>
      <text:p text:style-name="P29">Evolution</text:p>
      <text:p text:style-name="P22"/>
      <text:p text:style-name="P22">4 unenlightened religions:</text:p>
      <text:p text:style-name="P22">buddhism, <text:span text:style-name="T9">shamanism</text:span>, hinduism, islam</text:p>
      <text:p text:style-name="P22"/>
      <text:p text:style-name="P24">10 commandments </text:p>
      <text:p text:style-name="P26">1. “I” am the Lord thy God, Vishnu-Shakti</text:p>
      <text:p text:style-name="P26">2. “You” is the Lord thy God, Brahma-Lakshmi</text:p>
      <text:p text:style-name="P27">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7">4. Don’t pray or visit church regularly for it will brain wash you in favour of the nobility and King/Queen.</text:p>
      <text:p text:style-name="P28">If you didn’t do it yet:</text:p>
      <text:p text:style-name="P39">5-10: Ace 5 distinct jobs in one lifetime to achieve immortality – the sixth job.</text:p>
      <text:p text:style-name="P40"/>
      <text:p text:style-name="P26"/>
      <text:p text:style-name="P22">24 planets for each religion and 5 castes +1 for the dead</text:p>
      <text:p text:style-name="P22"/>
      <text:p text:style-name="P22">285120 “demi gods”</text:p>
      <text:p text:style-name="P22">81 293 129 280 dual People</text:p>
      <text:p text:style-name="P22"/>
      <text:p text:style-name="P23">Four distinct set of particle properties, and 3<text:span text:style-name="T7">0</text:span> particles.</text:p>
      <text:p text:style-name="P23">Each set selects one out of 4 for which will be stable.</text:p>
      <text:p text:style-name="P23">It is not precisely known that the formula predicts how this happens or will accurately predict particle collision experiments.</text:p>
      <text:p text:style-name="P23">8 quarks </text:p>
      <text:p text:style-name="P23">4 electrons</text:p>
      <text:p text:style-name="P23">4 positrons</text:p>
      <text:p text:style-name="P23">12 neutrinos</text:p>
      <text:p text:style-name="P23"><text:span text:style-name="T8">8</text:span> photons <text:span text:style-name="T8">(2 light, 2 gravity, 2 shiv force, 2 vishnu force)</text:span></text:p>
      <text:p text:style-name="P24">The chemistry force photons are negligible or don’t exist as particles. They only serve as the static fields of the EM gravity field i.e. nuclear force.</text:p>
      <text:p text:style-name="P25">The +- determines between anti matter and anti anti matter.</text:p>
      <text:p text:style-name="P34"><text:soft-page-break/>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1"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1"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1"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1"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1"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1"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1"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1" draw:name="Object30" text:anchor-type="as-char" svg:y="-0.736cm" svg:width="1.7cm" svg:height="1.177cm" draw:z-index="32"><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1"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1"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4">The 500’000 years of Earth is based on iso light speed change to increasing light speed to preserve the gravity’s frequancies.</text:p>
      <text:p text:style-name="P45">The locking field can provide 5 different levels:</text:p>
      <text:p text:style-name="P45">1. Light → up to 5</text:p>
      <text:p text:style-name="P45">2. Gravity → up to 10</text:p>
      <text:p text:style-name="P45">3. Chemistry → up to 10</text:p>
      <text:p text:style-name="P45">4. Shiv force → up to 5</text:p>
      <text:p text:style-name="P45">5. Vishnu force → only one</text:p>
      <text:p text:style-name="P45">Given that there are 5 types of matter i.e. akashi</text:p>
      <text:p text:style-name="P45">total of 31 physics</text:p>
      <text:p text:style-name="P45">3 solutions for photons → V.q A.J and their interactions</text:p>
      <text:p text:style-name="P45">4 solution for “dark forces” where energy comes from roughness, one of them if for the energy received by them</text:p>
      <text:p text:style-name="P45">24 “planets” for each side of the planet.</text:p>
      <text:p text:style-name="P47"><text:soft-page-break/>This doesn’t mean that the “void” beings are incapable of reincarnation.</text:p>
      <text:p text:style-name="P47">It can still be possible by adding one more equation:</text:p>
      <text:p text:style-name="P47"><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7">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7">In that case we can get an equation:</text:p>
      <text:p text:style-name="P48"/>
      <text:p text:style-name="P48"><draw:frame draw:style-name="fr1"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48"><draw:frame draw:style-name="fr1"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48"><draw:frame draw:style-name="fr1" draw:name="Object38" text:anchor-type="as-char" svg:y="-0.744cm" svg:width="13.585cm" svg:height="1.184cm" draw:z-index="37"><draw:object xlink:href="./Object 38" xlink:type="simple" xlink:show="embed" xlink:actuate="onLoad"/><draw:image xlink:href="./ObjectReplacements/Object 38" xlink:type="simple" xlink:show="embed" xlink:actuate="onLoad"/><svg:desc>formula</svg:desc></draw:frame></text:p>
      <text:p text:style-name="P48"><draw:frame draw:style-name="fr1"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9">However 5 types of matter can be derived from the set of equation at the beginning:</text:p>
      <text:p text:style-name="P49">1. Energy based, conserves energy but can get friction flight by messing up the flight medium. Messing up the flight medium is reversible.</text:p>
      <text:p text:style-name="P49">2. Energy based, 1x charge, can do “warp drive” and can generate energy.</text:p>
      <text:p text:style-name="P49">3. Energy based, quasi 2x charge, can do “warp drive” and can generate energy, presumably is appearing as if it is on a sky platform for no.2</text:p>
      <text:p text:style-name="P49">4. Entropy based, multiple versions of entropy possible (counts as one)</text:p>
      <text:p text:style-name="P49">5. Source of radiation is Laplacian of mass, but it still has static electric field and chemis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3-24T09:36:16.504584327</dc:date>
    <meta:editing-duration>PT6H53M41S</meta:editing-duration>
    <meta:editing-cycles>88</meta:editing-cycles>
    <meta:generator>LibreOffice/7.6.5.2$Linux_AARCH64 LibreOffice_project/60$Build-2</meta:generator>
    <meta:document-statistic meta:table-count="0" meta:image-count="0" meta:object-count="39" meta:page-count="6" meta:paragraph-count="157" meta:word-count="2196" meta:character-count="12832" meta:non-whitespace-character-count="10752"/>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subsup>
                      <mi>A</mi>
                      <mi>μ</mi>
                      <mi>μ</mi>
                    </msubsup>
                  </mrow>
                  <msup>
                    <mi>q</mi>
                    <mn>2</mn>
                  </msup>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A_%mu^%mu q^2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i mathvariant="normal">ℏ</mi>
      <mi>c</mi>
      <msubsup>
        <mo stretchy="false">∂</mo>
        <mi>η</mi>
        <mi>μ</mi>
      </msubsup>
    </mrow>
    <annotation encoding="StarMath 5.0">v_4=1 over 2 hbar c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